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452cm" table:align="left"/>
    </style:style>
    <style:style style:name="Table1.A" style:family="table-column">
      <style:table-column-properties style:column-width="1.688cm"/>
    </style:style>
    <style:style style:name="Table1.B" style:family="table-column">
      <style:table-column-properties style:column-width="3.7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452cm" table:align="left"/>
    </style:style>
    <style:style style:name="Table2.A" style:family="table-column">
      <style:table-column-properties style:column-width="1.688cm"/>
    </style:style>
    <style:style style:name="Table2.B" style:family="table-column">
      <style:table-column-properties style:column-width="3.764cm"/>
    </style:style>
    <style:style style:name="Table2.A1" style:family="table-cell">
      <style:table-cell-properties fo:padding="0.049cm" fo:border="none"/>
    </style:style>
    <style:style style:name="Table2.B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0927f" officeooo:paragraph-rsid="0010927f"/>
    </style:style>
    <style:style style:name="P2" style:family="paragraph" style:parent-style-name="Standard">
      <style:text-properties officeooo:rsid="0011cbc3" officeooo:paragraph-rsid="0011cbc3"/>
    </style:style>
    <style:style style:name="P3" style:family="paragraph" style:parent-style-name="Standard">
      <style:text-properties officeooo:rsid="0011cbc3" officeooo:paragraph-rsid="001315da"/>
    </style:style>
    <style:style style:name="P4" style:family="paragraph" style:parent-style-name="Standard">
      <style:text-properties officeooo:rsid="0011cbc3" officeooo:paragraph-rsid="00135fc4"/>
    </style:style>
    <style:style style:name="P5" style:family="paragraph" style:parent-style-name="Standard">
      <style:text-properties officeooo:rsid="00135fc4" officeooo:paragraph-rsid="00135fc4"/>
    </style:style>
    <style:style style:name="P6" style:family="paragraph" style:parent-style-name="Preformatted_20_Text">
      <style:text-properties officeooo:paragraph-rsid="0010927f"/>
    </style:style>
    <style:style style:name="P7" style:family="paragraph" style:parent-style-name="Preformatted_20_Text">
      <style:text-properties officeooo:rsid="0011cbc3" officeooo:paragraph-rsid="00135fc4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margin-top="0cm" fo:margin-bottom="0.499cm" loext:contextual-spacing="false"/>
    </style:style>
    <style:style style:name="P11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T1" style:family="text">
      <style:text-properties officeooo:rsid="0010927f"/>
    </style:style>
    <style:style style:name="T2" style:family="text">
      <style:text-properties officeooo:rsid="001315da"/>
    </style:style>
    <style:style style:name="T3" style:family="text">
      <style:text-properties officeooo:rsid="00135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framerate</text:p>
      <text:p text:style-name="P6"><text:span text:style-name="Source_20_Text"><text:span text:style-name="T1">gst-launch-1.0 filesrc location=movie.avi ! decodebin ! </text:span></text:span><text:span text:style-name="Source_20_Text">videorate ! "video/x-raw,framerate=5/1" ! Autovideosink</text:span></text:p>
      <text:p text:style-name="P6"><text:span text:style-name="Source_20_Text"/></text:p>
      <text:p text:style-name="P6"><text:span text:style-name="Source_20_Text"><text:span text:style-name="T1">videorate:</text:span></text:span></text:p>
      <text:p text:style-name="P6"><text:span text:style-name="Source_20_Text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Table_20_Contents">sink</text:p>
          </table:table-cell>
        </table:table-row>
        <table:table-row>
          <table:table-cell table:style-name="Table1.A1" office:value-type="string">
            <text:p text:style-name="P10">direction</text:p>
          </table:table-cell>
          <table:table-cell table:style-name="Table1.A1" office:value-type="string">
            <text:p text:style-name="Table_20_Contents">sink</text:p>
          </table:table-cell>
        </table:table-row>
        <table:table-row>
          <table:table-cell table:style-name="Table1.A1" office:value-type="string">
            <text:p text:style-name="P10">presence</text:p>
          </table:table-cell>
          <table:table-cell table:style-name="Table1.A1" office:value-type="string">
            <text:p text:style-name="Table_20_Contents">always</text:p>
          </table:table-cell>
        </table:table-row>
        <table:table-row>
          <table:table-cell table:style-name="Table1.A1" office:value-type="string">
            <text:p text:style-name="P10">details</text:p>
          </table:table-cell>
          <table:table-cell table:style-name="Table1.A1" office:value-type="string">
            <text:p text:style-name="Table_20_Contents">video/x-raw(ANY)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>video/x-bayer(ANY)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>image/jpeg(ANY)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>image/png(ANY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name</text:p>
          </table:table-cell>
          <table:table-cell table:style-name="Table2.B1" office:value-type="string">
            <text:p text:style-name="Table_20_Contents">src</text:p>
          </table:table-cell>
        </table:table-row>
        <table:table-row>
          <table:table-cell table:style-name="Table2.A1" office:value-type="string">
            <text:p text:style-name="P11">direction</text:p>
          </table:table-cell>
          <table:table-cell table:style-name="Table2.B1" office:value-type="string">
            <text:p text:style-name="Table_20_Contents">source</text:p>
          </table:table-cell>
        </table:table-row>
        <table:table-row>
          <table:table-cell table:style-name="Table2.A1" office:value-type="string">
            <text:p text:style-name="P11">presence</text:p>
          </table:table-cell>
          <table:table-cell table:style-name="Table2.B1" office:value-type="string">
            <text:p text:style-name="Table_20_Contents">always</text:p>
          </table:table-cell>
        </table:table-row>
        <table:table-row>
          <table:table-cell table:style-name="Table2.A1" office:value-type="string">
            <text:p text:style-name="P11">details</text:p>
          </table:table-cell>
          <table:table-cell table:style-name="Table2.B1" office:value-type="string">
            <text:p text:style-name="Table_20_Contents">video/x-raw(ANY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Table_20_Contents">video/x-bayer(ANY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Table_20_Contents">image/jpeg(ANY)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Table_20_Contents">image/png(ANY)</text:p>
          </table:table-cell>
        </table:table-row>
      </table:table>
      <text:p text:style-name="P6"><text:span text:style-name="Source_20_Text"/></text:p>
      <text:p text:style-name="P2">To display image:</text:p>
      <text:p text:style-name="P2">gst-launch-1.0 filesrc location=sample.jpeg ! jpegdec ! imagefreeze ! Autovideosink</text:p>
      <text:p text:style-name="P3">gst-launch-1.0 filesrc location=sample.jpeg ! <text:span text:style-name="T2">decodebin</text:span> ! imagefreeze ! Autovideosink</text:p>
      <text:p text:style-name="P3"/>
      <text:p text:style-name="P5">to change contrast:</text:p>
      <text:p text:style-name="P4">gst-launch-1.0 filesrc location=<text:span text:style-name="T3">Big.mp4</text:span> ! <text:span text:style-name="T3">Videobalance contrast=1.5</text:span> ! <text:span text:style-name="T3">videoconvert</text:span> ! Autovideosink</text:p>
      <text:p text:style-name="P7"><text:s text:c="2"/>“brightness” <text:s text:c="14"/><text:a xlink:type="simple" xlink:href="https://gstreamer.freedesktop.org/usr/share/gtk-doc/html/glibglib-Basic-Types.html#gdouble" text:style-name="Internet_20_link" text:visited-style-name="Visited_20_Internet_20_Link">gdouble</text:a></text:p>
      <text:p text:style-name="Text_20_body">brightness.</text:p>
      <text:p text:style-name="Text_20_body">Flags: Read / Write</text:p>
      <text:p text:style-name="Text_20_body">Allowed values: [-1,1]</text:p>
      <text:p text:style-name="Text_20_body">Default value: 0</text:p>
      <text:p text:style-name="Text_20_body"/>
      <text:p text:style-name="Text_20_body"/>
      <text:p text:style-name="P8"><text:s text:c="2"/>“contrast” <text:s text:c="16"/><text:a xlink:type="simple" xlink:href="https://gstreamer.freedesktop.org/usr/share/gtk-doc/html/glibglib-Basic-Types.html#gdouble" text:style-name="Internet_20_link" text:visited-style-name="Visited_20_Internet_20_Link">gdouble</text:a></text:p>
      <text:p text:style-name="Text_20_body">contrast.</text:p>
      <text:p text:style-name="Text_20_body"><text:soft-page-break/>Flags: Read / Write</text:p>
      <text:p text:style-name="Text_20_body">Allowed values: [0,2]</text:p>
      <text:p text:style-name="Text_20_body">Default value: 1</text:p>
      <text:p text:style-name="Text_20_body"/>
      <text:p text:style-name="Text_20_body"/>
      <text:p text:style-name="Text_20_body"/>
      <text:p text:style-name="P8"><text:s text:c="2"/>“hue” <text:s text:c="21"/><text:a xlink:type="simple" xlink:href="https://gstreamer.freedesktop.org/usr/share/gtk-doc/html/glibglib-Basic-Types.html#gdouble" text:style-name="Internet_20_link" text:visited-style-name="Visited_20_Internet_20_Link">gdouble</text:a></text:p>
      <text:p text:style-name="Text_20_body">hue.</text:p>
      <text:p text:style-name="Text_20_body">Flags: Read / Write</text:p>
      <text:p text:style-name="Text_20_body">Allowed values: [-1,1]</text:p>
      <text:p text:style-name="Text_20_body">Default value: 0</text:p>
      <text:p text:style-name="Text_20_body"/>
      <text:p text:style-name="Text_20_body"/>
      <text:p text:style-name="P8"><text:s text:c="2"/>“saturation” <text:s text:c="14"/><text:a xlink:type="simple" xlink:href="https://gstreamer.freedesktop.org/usr/share/gtk-doc/html/glibglib-Basic-Types.html#gdouble" text:style-name="Internet_20_link" text:visited-style-name="Visited_20_Internet_20_Link">gdouble</text:a></text:p>
      <text:p text:style-name="Text_20_body">saturation.</text:p>
      <text:p text:style-name="Text_20_body">Flags: Read / Write</text:p>
      <text:p text:style-name="Text_20_body">Allowed values: [0,2]</text:p>
      <text:p text:style-name="Text_20_body">Default value: 1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1:01:27.026845796</meta:creation-date>
    <dc:date>2018-02-15T16:42:57.034105238</dc:date>
    <meta:editing-duration>P3DT5H41M32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2" meta:paragraph-count="50" meta:word-count="122" meta:character-count="1054" meta:non-whitespace-character-count="909"/>
  </office:meta>
</office:document-meta>
</file>